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2F0000001D5B89D2EDD7A62E2C.png" manifest:media-type="image/png"/>
  <manifest:file-entry manifest:full-path="Pictures/100002010000004600000042B66A8575CB7ACA0C.png" manifest:media-type="image/png"/>
  <manifest:file-entry manifest:full-path="Pictures/1000020100000044000000581E5A01410EE694A4.png" manifest:media-type="image/png"/>
  <manifest:file-entry manifest:full-path="Pictures/10000CE5000003A3000004CA0D4A3A3AA0EF0609.svg" manifest:media-type="image/svg+xml"/>
  <manifest:file-entry manifest:full-path="Pictures/10000F9900000A20000009F2C2B6E705BFE039B9.svg" manifest:media-type="image/svg+xml"/>
  <manifest:file-entry manifest:full-path="Pictures/10000201000000620000006059711C5A3B370281.png" manifest:media-type="image/png"/>
  <manifest:file-entry manifest:full-path="Pictures/10000201000000BA000000816AEC813B2A968861.png" manifest:media-type="image/png"/>
  <manifest:file-entry manifest:full-path="Pictures/100007EA000008D400000341C18FD3B90E39356E.svg" manifest:media-type="image/svg+xml"/>
  <manifest:file-entry manifest:full-path="Pictures/100002010000001900000019AF5E645451E5E292.png" manifest:media-type="image/png"/>
  <manifest:file-entry manifest:full-path="Pictures/100002010000005500000020A1E87CD472F63CFF.png" manifest:media-type="image/png"/>
  <manifest:file-entry manifest:full-path="Pictures/10000B5E000009D0000008597050E9B86263D57C.svg" manifest:media-type="image/svg+xml"/>
  <manifest:file-entry manifest:full-path="Pictures/100002010000005F0000005144154FCE7EF64C74.png" manifest:media-type="image/png"/>
  <manifest:file-entry manifest:full-path="Pictures/100009F4000004DC000002FF3D6116F10B2116A2.svg" manifest:media-type="image/svg+xml"/>
  <manifest:file-entry manifest:full-path="Pictures/10000B0700000707000009180952A29F69CCA62E.svg" manifest:media-type="image/svg+xml"/>
  <manifest:file-entry manifest:full-path="Pictures/10000AD6000002910000029116D6E28ACB7FCD07.svg" manifest:media-type="image/svg+xml"/>
  <manifest:file-entry manifest:full-path="Pictures/10000CBD00000741000006CBB8DA7E94BB88283C.svg" manifest:media-type="image/svg+xml"/>
  <manifest:file-entry manifest:full-path="Pictures/10000201000000230000002E478126CC5311E2D8.png" manifest:media-type="image/png"/>
  <manifest:file-entry manifest:full-path="Pictures/100035E50000133100000D4D297F3CFA3600FEE0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CRA2" svg:font-family="OCRA" style:font-pitch="fixed"/>
    <style:font-face style:name="OCRA1" svg:font-family="OCRA" style:font-adornments="Regular" style:font-pitch="fixed"/>
    <style:font-face style:name="CMU Bright" svg:font-family="'CMU Bright'" style:font-adornments="Regular" style:font-pitch="variable"/>
    <style:font-face style:name="OCRA" svg:font-family="OCRA" style:font-adornments="Regular" style:font-pitch="variable"/>
    <style:font-face style:name="CMU Bright1" svg:font-family="'CMU Bright'" style:font-family-generic="roman" style:font-pitch="variable"/>
    <style:font-face style:name="CMU Bright2" svg:font-family="'CMU Bright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53cm" svg:stroke-color="#000000" draw:marker-start-width="0.279cm" draw:marker-end-width="0.279cm" draw:fill="solid" draw:fill-color="#ffffff" draw:textarea-horizontal-align="left" draw:auto-grow-height="true" draw:auto-grow-width="true" fo:min-height="0.374cm" fo:min-width="1.018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1.36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05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4cm" fo:min-width="4.832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983cm" fo:min-width="1.196cm"/>
      <style:paragraph-properties style:writing-mode="lr-tb"/>
    </style:style>
    <style:style style:name="gr7" style:family="graphic" style:parent-style-name="standard">
      <style:graphic-properties draw:stroke="dash" draw:stroke-dash="Long_20_Dash" draw:textarea-vertical-align="middle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96cm" fo:min-width="0cm"/>
      <style:paragraph-properties style:writing-mode="lr-tb"/>
    </style:style>
    <style:style style:name="gr10" style:family="graphic" style:parent-style-name="standard">
      <style:graphic-properties draw:stroke="none" draw:fill-color="#ffffff" draw:textarea-horizontal-align="justify" draw:textarea-vertical-align="middle" draw:auto-grow-height="false" fo:min-height="0.276cm" fo:min-width="0.386cm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92cm" fo:min-width="1.52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1.221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4" style:family="graphic" style:parent-style-name="Object_20_with_20_no_20_fill_20_and_20_no_20_lin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2.064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63cm" fo:min-width="3.211cm"/>
      <style:paragraph-properties style:writing-mode="lr-tb"/>
    </style:style>
    <style:style style:name="gr17" style:family="graphic" style:parent-style-name="standard">
      <style:graphic-properties draw:marker-end="Arrowheads_20_1" draw:textarea-vertical-align="middle"/>
    </style:style>
    <style:style style:name="gr18" style:family="graphic" style:parent-style-name="Object_20_with_20_no_20_fill_20_and_20_no_20_line">
      <style:graphic-properties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style:writing-mode="lr-tb"/>
      <style:text-properties style:font-name="OCRA2" fo:font-size="8pt" style:font-size-asian="10.5pt" style:font-size-complex="10.5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6pt" style:font-size-asian="16pt" style:font-size-complex="16pt"/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style:font-name="CMU Bright2" fo:font-size="12pt" style:letter-kerning="true" style:font-name-asian="Noto Sans CJK SC" style:font-size-asian="12pt" style:font-name-complex="Droid Sans Devanagari" style:font-size-complex="12pt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style:font-name="OCRA2" fo:font-size="16pt" style:font-size-asian="16pt" style:font-size-complex="16pt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="solid" draw:fill-color="#ffffff"/>
      <style:paragraph-properties fo:text-align="center" style:writing-mode="lr-tb"/>
      <style:text-properties fo:font-size="16pt" style:font-size-asian="16pt" style:font-size-complex="16pt"/>
    </style:style>
    <style:style style:name="P16" style:family="paragraph">
      <loext:graphic-properties draw:fill="none" draw:fill-color="#ffffff"/>
      <style:paragraph-properties fo:text-align="center"/>
    </style:style>
    <style:style style:name="P17" style:family="paragraph">
      <loext:graphic-properties draw:fill="none" draw:fill-color="#ffffff"/>
    </style:style>
    <style:style style:name="T1" style:family="text">
      <style:text-properties style:font-name="OCRA2" fo:font-size="8pt" style:font-size-asian="10.5pt" style:font-size-complex="10.5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style:font-name="CMU Bright2" fo:font-size="12pt" style:letter-kerning="true" style:font-name-asian="Noto Sans CJK SC" style:font-size-asian="12pt" style:font-name-complex="Droid Sans Devanagari" style:font-size-complex="12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CMU Bright2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Droid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OCRA2" fo:font-size="16pt" style:font-size-asian="16pt" style:font-size-complex="16pt"/>
    </style:style>
    <style:style style:name="T7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3" draw:id="id3" draw:layer="layout" svg:width="1.466cm" svg:height="1.897cm" svg:x="6.371cm" svg:y="5.696cm">
          <draw:image xlink:href="Pictures/10000B0700000707000009180952A29F69CCA62E.svg" xlink:type="simple" xlink:show="embed" xlink:actuate="onLoad" draw:mime-type="image/svg+xml">
            <text:p/>
          </draw:image>
          <draw:image xlink:href="Pictures/1000020100000044000000581E5A01410EE694A4.png" xlink:type="simple" xlink:show="embed" xlink:actuate="onLoad" draw:mime-type="image/png"/>
        </draw:frame>
        <draw:frame draw:style-name="gr2" draw:text-style-name="P2" draw:layer="layout" svg:width="1.57cm" svg:height="0.676cm" svg:x="7.117cm" svg:y="7.14cm">
          <draw:text-box>
            <text:p><text:span text:style-name="T1">.toml</text:span></text:p>
          </draw:text-box>
        </draw:frame>
        <draw:frame draw:style-name="gr3" draw:text-style-name="P4" draw:layer="layout" svg:width="1.869cm" svg:height="1.233cm" draw:transform="rotate (1.5707963267949) translate (6.485cm 14.671cm)">
          <draw:text-box>
            <text:p text:style-name="P3"><text:span text:style-name="T2">hosted</text:span></text:p>
            <text:p text:style-name="P3"><text:span text:style-name="T2">on</text:span></text:p>
          </draw:text-box>
        </draw:frame>
        <draw:frame draw:name="noun_Scientist_0" draw:style-name="gr1" draw:text-style-name="P1" xml:id="id6" draw:id="id6" draw:layer="layout" svg:width="1.853cm" svg:height="1.82cm" svg:x="1.543cm" svg:y="7.134cm">
          <draw:image xlink:href="Pictures/10000F9900000A20000009F2C2B6E705BFE039B9.svg" xlink:type="simple" xlink:show="embed" xlink:actuate="onLoad" draw:mime-type="image/svg+xml">
            <text:p/>
          </draw:image>
          <draw:image xlink:href="Pictures/10000201000000620000006059711C5A3B370281.png" xlink:type="simple" xlink:show="embed" xlink:actuate="onLoad" draw:mime-type="image/png"/>
          <svg:title>Artboard 7</svg:title>
        </draw:frame>
        <draw:frame draw:style-name="gr4" draw:text-style-name="P5" draw:layer="layout" svg:width="2.939cm" svg:height="1.555cm" svg:x="1cm" svg:y="8.942cm">
          <draw:text-box>
            <text:p text:style-name="P3"><text:span text:style-name="T3">OSH </text:span><text:span text:style-name="T3">Dev</text:span><text:span text:style-name="T3">elop</text:span><text:span text:style-name="T3">er</text:span></text:p>
          </draw:text-box>
        </draw:frame>
        <draw:frame draw:style-name="gr5" draw:text-style-name="P6" draw:layer="layout" svg:width="5.332cm" svg:height="1.394cm" svg:x="4.62cm" svg:y="1.02cm">
          <draw:text-box>
            <text:p text:style-name="P3"><text:span text:style-name="T3">Con</text:span><text:span text:style-name="T3">nect</text:span><text:span text:style-name="T3">ed </text:span><text:span text:style-name="T3">Platf</text:span><text:span text:style-name="T3">orm</text:span></text:p>
            <text:p text:style-name="P3"><text:span text:style-name="T2">(e.g. </text:span><text:span text:style-name="T2">GitHu</text:span><text:span text:style-name="T2">b.com</text:span><text:span text:style-name="T2">)</text:span></text:p>
          </draw:text-box>
        </draw:frame>
        <draw:frame draw:style-name="gr1" draw:text-style-name="P1" xml:id="id1" draw:id="id1" draw:layer="layout" svg:width="2.038cm" svg:height="1.734cm" svg:x="6.085cm" svg:y="2.26cm">
          <draw:image xlink:href="Pictures/10000B5E000009D0000008597050E9B86263D57C.svg" xlink:type="simple" xlink:show="embed" xlink:actuate="onLoad" draw:mime-type="image/svg+xml">
            <text:p/>
          </draw:image>
          <draw:image xlink:href="Pictures/100002010000005F0000005144154FCE7EF64C74.png" xlink:type="simple" xlink:show="embed" xlink:actuate="onLoad" draw:mime-type="image/png"/>
        </draw:frame>
        <draw:frame draw:style-name="gr6" draw:text-style-name="P8" draw:layer="layout" svg:width="1.696cm" svg:height="1.233cm" draw:transform="rotate (1.5707963267949) translate (6.485cm 5.694cm)">
          <draw:text-box>
            <text:p text:style-name="P7"><text:span text:style-name="T4">hosted</text:span></text:p>
            <text:p text:style-name="P7"><text:span text:style-name="T4">on</text:span></text:p>
          </draw:text-box>
        </draw:frame>
        <draw:connector draw:style-name="gr7" draw:text-style-name="P3" draw:layer="layout" svg:x1="8.123cm" svg:y1="3.127cm" svg:x2="9.826cm" svg:y2="3.128cm" draw:start-shape="id1" draw:start-glue-point="1" draw:end-shape="id2" draw:end-glue-point="3" svg:d="M8123 3127h852v1h851" svg:viewBox="0 0 1704 2">
          <text:p/>
        </draw:connector>
        <draw:connector draw:style-name="gr8" draw:text-style-name="P3" draw:layer="layout" svg:x1="7.104cm" svg:y1="3.994cm" svg:x2="7.104cm" svg:y2="5.696cm" draw:start-shape="id1" draw:start-glue-point="2" draw:end-shape="id3" draw:end-glue-point="0" svg:d="M7104 3994v1702" svg:viewBox="0 0 1 1703">
          <text:p/>
        </draw:connector>
        <draw:frame draw:style-name="gr9" draw:text-style-name="P10" draw:layer="layout" svg:width="4.212cm" svg:height="2.046cm" svg:x="5.017cm" svg:y="16.731cm">
          <draw:text-box>
            <text:p text:style-name="P9"><text:span text:style-name="T5">OSH Documentation</text:span></text:p>
          </draw:text-box>
        </draw:frame>
        <draw:g xml:id="id4" draw:id="id4">
          <draw:frame draw:style-name="gr1" draw:text-style-name="P1" draw:layer="layout" svg:width="2.068cm" svg:height="2.067cm" svg:x="6.07cm" svg:y="14.675cm">
            <draw:image xlink:href="Pictures/10000AD6000002910000029116D6E28ACB7FCD07.svg" xlink:type="simple" xlink:show="embed" xlink:actuate="onLoad" draw:mime-type="image/svg+xml">
              <text:p/>
            </draw:image>
            <draw:image xlink:href="Pictures/100002010000001900000019AF5E645451E5E292.png" xlink:type="simple" xlink:show="embed" xlink:actuate="onLoad" draw:mime-type="image/png"/>
          </draw:frame>
          <draw:custom-shape draw:style-name="gr10" draw:text-style-name="P11" draw:layer="layout" svg:width="0.886cm" svg:height="0.526cm" svg:x="6.784cm" svg:y="15.331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0.78cm" svg:height="1.025cm" svg:x="6.841cm" svg:y="15.331cm">
            <draw:image xlink:href="Pictures/10000CE5000003A3000004CA0D4A3A3AA0EF0609.svg" xlink:type="simple" xlink:show="embed" xlink:actuate="onLoad" draw:mime-type="image/svg+xml">
              <text:p/>
            </draw:image>
            <draw:image xlink:href="Pictures/10000201000000230000002E478126CC5311E2D8.png" xlink:type="simple" xlink:show="embed" xlink:actuate="onLoad" draw:mime-type="image/png"/>
          </draw:frame>
        </draw:g>
        <draw:connector draw:style-name="gr8" draw:text-style-name="P3" draw:layer="layout" svg:x1="7.104cm" svg:y1="14.675cm" svg:x2="7.104cm" svg:y2="12.922cm" draw:start-shape="id4" draw:start-glue-point="0" draw:end-shape="id5" draw:end-glue-point="2" svg:d="M7104 14675v-1753" svg:viewBox="0 0 1 1754">
          <text:p/>
        </draw:connector>
        <draw:connector draw:style-name="gr8" draw:text-style-name="P3" draw:layer="layout" svg:x1="3.396cm" svg:y1="8.044cm" svg:x2="6.07cm" svg:y2="15.708cm" draw:start-shape="id6" draw:start-glue-point="1" draw:end-shape="id4" draw:end-glue-point="3" svg:d="M3396 8044h1337v7664h1337" svg:viewBox="0 0 2675 7665">
          <text:p/>
        </draw:connector>
        <draw:frame draw:style-name="gr11" draw:text-style-name="P8" draw:layer="layout" svg:width="2.026cm" svg:height="0.742cm" draw:transform="rotate (-1.5707963267949) translate (5.466cm 10.526cm)">
          <draw:text-box>
            <text:p text:style-name="P7"><text:span text:style-name="T4">d</text:span><text:span text:style-name="T4">e</text:span><text:span text:style-name="T4">v</text:span><text:span text:style-name="T4">e</text:span><text:span text:style-name="T4">l</text:span><text:span text:style-name="T4">o</text:span><text:span text:style-name="T4">p</text:span><text:span text:style-name="T4">s</text:span></text:p>
          </draw:text-box>
        </draw:frame>
        <draw:frame draw:style-name="gr1" draw:text-style-name="P1" xml:id="id2" draw:id="id2" draw:layer="layout" svg:width="1.735cm" svg:height="0.639cm" svg:x="9.826cm" svg:y="2.809cm">
          <draw:image xlink:href="Pictures/100007EA000008D400000341C18FD3B90E39356E.svg" xlink:type="simple" xlink:show="embed" xlink:actuate="onLoad" draw:mime-type="image/svg+xml">
            <text:p/>
          </draw:image>
          <draw:image xlink:href="Pictures/100002010000005500000020A1E87CD472F63CFF.png" xlink:type="simple" xlink:show="embed" xlink:actuate="onLoad" draw:mime-type="image/png"/>
        </draw:frame>
        <draw:frame draw:style-name="gr12" draw:text-style-name="P12" draw:layer="layout" svg:width="1.721cm" svg:height="0.992cm" svg:x="9.833cm" svg:y="1.671cm">
          <draw:text-box>
            <text:p><text:span text:style-name="T6">A</text:span><text:span text:style-name="T6">P</text:span><text:span text:style-name="T6">I</text:span></text:p>
          </draw:text-box>
        </draw:frame>
        <draw:frame draw:style-name="gr13" draw:text-style-name="P1" xml:id="id8" draw:id="id8" draw:layer="layout" svg:width="1.735cm" svg:height="0.639cm" draw:transform="rotate (-1.5707963267949) translate (16.044cm 3.704cm)">
          <draw:image xlink:href="Pictures/100007EA000008D400000341C18FD3B90E39356E.svg" xlink:type="simple" xlink:show="embed" xlink:actuate="onLoad" draw:mime-type="image/svg+xml">
            <text:p/>
          </draw:image>
          <draw:image xlink:href="Pictures/100002010000005500000020A1E87CD472F63CFF.png" xlink:type="simple" xlink:show="embed" xlink:actuate="onLoad" draw:mime-type="image/png"/>
        </draw:frame>
        <draw:frame draw:style-name="gr12" draw:text-style-name="P12" draw:layer="layout" svg:width="1.721cm" svg:height="0.992cm" draw:transform="rotate (-1.5707963267949) translate (17.086cm 3.711cm)">
          <draw:text-box>
            <text:p><text:span text:style-name="T6">AP</text:span><text:span text:style-name="T6">I</text:span></text:p>
          </draw:text-box>
        </draw:frame>
        <draw:frame draw:style-name="gr1" draw:text-style-name="P1" xml:id="id9" draw:id="id9" draw:layer="layout" svg:width="3.861cm" svg:height="2.676cm" svg:x="14.387cm" svg:y="5.95cm">
          <draw:image xlink:href="Pictures/100035E50000133100000D4D297F3CFA3600FEE0.svg" xlink:type="simple" xlink:show="embed" xlink:actuate="onLoad" draw:mime-type="image/svg+xml">
            <text:p/>
          </draw:image>
          <draw:image xlink:href="Pictures/10000201000000BA000000816AEC813B2A968861.png" xlink:type="simple" xlink:show="embed" xlink:actuate="onLoad" draw:mime-type="image/png"/>
          <draw:glue-point draw:id="4" svg:x="-1.533cm" svg:y="-4.569cm"/>
        </draw:frame>
        <draw:frame draw:style-name="gr14" draw:text-style-name="P13" xml:id="id7" draw:id="id7" draw:layer="layout" svg:width="2.004cm" svg:height="1.235cm" svg:x="12.702cm" svg:y="2.511cm">
          <draw:image xlink:href="Pictures/100009F4000004DC000002FF3D6116F10B2116A2.svg" xlink:type="simple" xlink:show="embed" xlink:actuate="onLoad" draw:mime-type="image/svg+xml">
            <text:p/>
          </draw:image>
          <draw:image xlink:href="Pictures/100002010000002F0000001D5B89D2EDD7A62E2C.png" xlink:type="simple" xlink:show="embed" xlink:actuate="onLoad" draw:mime-type="image/png"/>
        </draw:frame>
        <draw:frame draw:style-name="gr15" draw:text-style-name="P14" draw:layer="layout" svg:width="2.564cm" svg:height="0.992cm" svg:x="12.422cm" svg:y="3.738cm">
          <draw:text-box>
            <text:p>Krawler</text:p>
          </draw:text-box>
        </draw:frame>
        <draw:connector draw:style-name="gr7" draw:text-style-name="P3" draw:layer="layout" svg:x1="11.561cm" svg:y1="3.128cm" svg:x2="12.702cm" svg:y2="3.128cm" draw:start-shape="id2" draw:start-glue-point="1" draw:end-shape="id7" draw:end-glue-point="3" svg:d="M11561 3128h1141" svg:viewBox="0 0 1142 1">
          <text:p/>
        </draw:connector>
        <draw:connector draw:style-name="gr7" draw:text-style-name="P3" draw:layer="layout" svg:x1="14.706cm" svg:y1="3.128cm" svg:x2="15.725cm" svg:y2="3.704cm" draw:end-shape="id8" draw:end-glue-point="3" svg:d="M14706 3128v38h1019v538" svg:viewBox="0 0 1020 577">
          <text:p/>
        </draw:connector>
        <draw:connector draw:style-name="gr7" draw:text-style-name="P3" draw:layer="layout" svg:x1="15.725cm" svg:y1="5.439cm" svg:x2="15.726cm" svg:y2="6.066cm" draw:start-shape="id8" draw:start-glue-point="1" draw:end-shape="id9" draw:end-glue-point="4" svg:d="M15725 5439v256h1v371" svg:viewBox="0 0 2 628">
          <text:p/>
        </draw:connector>
        <draw:frame draw:style-name="gr16" draw:text-style-name="P15" draw:layer="layout" svg:width="3.711cm" svg:height="1.013cm" svg:x="10.133cm" svg:y="13.874cm">
          <draw:text-box>
            <text:p text:style-name="P3"/>
          </draw:text-box>
        </draw:frame>
        <draw:frame draw:style-name="gr5" draw:text-style-name="P6" draw:layer="layout" svg:width="5.341cm" svg:height="1.394cm" svg:x="8.931cm" svg:y="11.527cm">
          <draw:text-box>
            <text:p text:style-name="P9"><text:span text:style-name="T3">A</text:span><text:span text:style-name="T3">s</text:span><text:span text:style-name="T3">s</text:span><text:span text:style-name="T3">o</text:span><text:span text:style-name="T3">c</text:span><text:span text:style-name="T3">i</text:span><text:span text:style-name="T3">a</text:span><text:span text:style-name="T3">t</text:span><text:span text:style-name="T3">e</text:span><text:span text:style-name="T3">d</text:span><text:span text:style-name="T3"> </text:span><text:span text:style-name="T3">P</text:span><text:span text:style-name="T3">l</text:span><text:span text:style-name="T3">a</text:span><text:span text:style-name="T3">t</text:span><text:span text:style-name="T3">f</text:span><text:span text:style-name="T3">o</text:span><text:span text:style-name="T3">r</text:span><text:span text:style-name="T3">m</text:span><text:span text:style-name="T3"><text:line-break/></text:span><text:span text:style-name="T2">(</text:span><text:span text:style-name="T2">e</text:span><text:span text:style-name="T2">.</text:span><text:span text:style-name="T2">g</text:span><text:span text:style-name="T2">.</text:span><text:span text:style-name="T2"> </text:span><text:span text:style-name="T2">A</text:span><text:span text:style-name="T2">p</text:span><text:span text:style-name="T2">p</text:span><text:span text:style-name="T2">r</text:span><text:span text:style-name="T2">o</text:span><text:span text:style-name="T2">p</text:span><text:span text:style-name="T2">e</text:span><text:span text:style-name="T2">d</text:span><text:span text:style-name="T2">i</text:span><text:span text:style-name="T2">a</text:span><text:span text:style-name="T2">.</text:span><text:span text:style-name="T2">o</text:span><text:span text:style-name="T2">r</text:span><text:span text:style-name="T2">g</text:span><text:span text:style-name="T2">)</text:span></text:p>
          </draw:text-box>
        </draw:frame>
        <draw:frame draw:style-name="gr1" draw:text-style-name="P1" xml:id="id5" draw:id="id5" draw:layer="layout" svg:width="2.038cm" svg:height="1.734cm" svg:x="6.085cm" svg:y="11.188cm">
          <draw:image xlink:href="Pictures/10000B5E000009D0000008597050E9B86263D57C.svg" xlink:type="simple" xlink:show="embed" xlink:actuate="onLoad" draw:mime-type="image/svg+xml">
            <text:p/>
          </draw:image>
          <draw:image xlink:href="Pictures/100002010000005F0000005144154FCE7EF64C74.png" xlink:type="simple" xlink:show="embed" xlink:actuate="onLoad" draw:mime-type="image/png"/>
        </draw:frame>
        <draw:connector draw:style-name="gr17" draw:text-style-name="P3" draw:layer="layout" svg:x1="7.104cm" svg:y1="11.188cm" svg:x2="7.104cm" svg:y2="7.593cm" draw:start-shape="id5" draw:start-glue-point="0" draw:end-shape="id3" svg:d="M7104 11188v-3595" svg:viewBox="0 0 1 3596">
          <text:p/>
        </draw:connector>
        <draw:frame draw:style-name="gr16" draw:text-style-name="P15" draw:layer="layout" svg:width="3.711cm" svg:height="1.013cm" svg:x="8.931cm" svg:y="6.457cm">
          <draw:text-box>
            <text:p text:style-name="P3"><text:span text:style-name="T3">Manifest File</text:span></text:p>
          </draw:text-box>
        </draw:frame>
        <draw:frame draw:name="noun_process_0" draw:style-name="gr18" draw:text-style-name="P13" draw:layer="layout" svg:width="1.856cm" svg:height="1.738cm" svg:x="6.176cm" svg:y="8.728cm">
          <draw:image xlink:href="Pictures/10000CBD00000741000006CBB8DA7E94BB88283C.svg" xlink:type="simple" xlink:show="embed" xlink:actuate="onLoad" draw:mime-type="image/svg+xml">
            <text:p/>
          </draw:image>
          <draw:image xlink:href="Pictures/100002010000004600000042B66A8575CB7ACA0C.png" xlink:type="simple" xlink:show="embed" xlink:actuate="onLoad" draw:mime-type="image/png"/>
          <svg:title>Gears</svg:title>
        </draw:frame>
        <draw:frame draw:style-name="gr19" draw:text-style-name="P16" draw:layer="layout" svg:width="4.757cm" svg:height="1.971cm" svg:x="8.931cm" svg:y="8.604cm">
          <draw:text-box>
            <text:p text:style-name="P3"><text:span text:style-name="T3">Dedicated Script</text:span></text:p>
            <text:p text:style-name="P3"><text:span text:style-name="T7">(extracts metadata &amp;</text:span><text:span text:style-name="T7"><text:line-break/></text:span><text:span text:style-name="T7">creates manifest files)</text:span></text:p>
          </draw:text-box>
        </draw:frame>
        <draw:frame draw:style-name="gr19" draw:text-style-name="P17" draw:layer="layout" svg:width="11.767cm" svg:height="0.992cm" svg:x="0.588cm" svg:y="-2.235cm">
          <draw:text-box>
            <text:p>Data Upload - via scripts &amp; manifest file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CRA2" svg:font-family="OCRA" style:font-pitch="fixed"/>
    <style:font-face style:name="OCRA1" svg:font-family="OCRA" style:font-adornments="Regular" style:font-pitch="fixed"/>
    <style:font-face style:name="CMU Bright" svg:font-family="'CMU Bright'" style:font-adornments="Regular" style:font-pitch="variable"/>
    <style:font-face style:name="OCRA" svg:font-family="OCRA" style:font-adornments="Regular" style:font-pitch="variable"/>
    <style:font-face style:name="CMU Bright1" svg:font-family="'CMU Bright'" style:font-family-generic="roman" style:font-pitch="variable"/>
    <style:font-face style:name="CMU Bright2" svg:font-family="'CMU Bright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1131 1580" svg:d="M1013 1491l118 89-567-1580-564 1580 114-85 136-68 148-46 161-17 161 13 153 46z"/>
    <draw:stroke-dash draw:name="Dashed_20__28_var_29__20_2" draw:display-name="Dashed (var) 2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28cm" draw:marker-start-center="false" draw:marker-end-width="0.28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MU Bright2" fo:font-family="'CMU Bright'" style:font-style-name="Regular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Martin Häuer</meta:initial-creator>
    <meta:creation-date>2021-07-06T12:40:00.252562794</meta:creation-date>
    <dc:date>2021-12-07T16:18:48.080682443</dc:date>
    <dc:creator>Martin Häuer</dc:creator>
    <meta:editing-duration>PT5H36M5S</meta:editing-duration>
    <meta:editing-cycles>34</meta:editing-cycles>
    <meta:generator>LibreOffice/7.1.7.2$Linux_X86_64 LibreOffice_project/10$Build-2</meta:generator>
    <meta:document-statistic meta:object-count="36"/>
  </office:meta>
</office:document-meta>
</file>